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0.9896in" style:rel-column-width="9362*"/>
    </style:style>
    <style:style style:name="Table2.G" style:family="table-column">
      <style:table-column-properties style:column-width="0.9896in" style:rel-column-width="936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left="0in" fo:margin-right="0in" fo:margin-top="0.0398in" fo:margin-bottom="0.0398in" style:contextual-spacing="false" fo:line-height="150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19243" style:text-blinking="false" fo:background-color="transparent" style:font-size-asian="18pt" style:font-name-complex="Arial2" style:font-size-complex="18pt" style:font-style-complex="normal" style:font-weight-complex="normal"/>
    </style:style>
    <style:style style:name="P2" style:family="paragraph" style:parent-style-name="Table_20_Contents">
      <style:paragraph-properties fo:line-height="150%"/>
      <style:text-properties fo:font-size="16pt" officeooo:rsid="00119243" officeooo:paragraph-rsid="00119243" style:font-size-asian="16pt" style:font-name-complex="Arial2" style:font-size-complex="16pt"/>
    </style:style>
    <style:style style:name="P3" style:family="paragraph" style:parent-style-name="Table_20_Contents">
      <style:paragraph-properties fo:line-height="150%"/>
      <style:text-properties fo:font-size="16pt" officeooo:rsid="0019eed1" officeooo:paragraph-rsid="00119243" style:font-size-asian="16pt" style:font-name-complex="Arial2" style:font-size-complex="16pt"/>
    </style:style>
    <style:style style:name="P4" style:family="paragraph" style:parent-style-name="Table_20_Contents">
      <style:paragraph-properties fo:line-height="150%"/>
      <style:text-properties fo:font-size="16pt" officeooo:paragraph-rsid="00119243" style:font-size-asian="16pt" style:font-name-complex="Arial2" style:font-size-complex="16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19243" style:text-blinking="false" fo:background-color="transparent" style:font-size-asian="18pt" style:font-name-complex="Arial2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.0398in" fo:margin-bottom="0.0398in" style:contextual-spacing="false" fo:line-height="150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rsid="000f711b" officeooo:paragraph-rsid="00119243" style:text-blinking="false" fo:background-color="transparent" style:font-size-asian="20pt" style:font-name-complex="Arial2" style:font-size-complex="20pt" style:font-style-complex="normal" style:font-weight-complex="normal"/>
    </style:style>
    <style:style style:name="P7" style:family="paragraph">
      <loext:graphic-properties draw:fill-color="#c0c0c0"/>
      <style:paragraph-properties style:writing-mode="lr-tb"/>
      <style:text-properties fo:font-size="12pt"/>
    </style:style>
    <style:style style:name="P8" style:family="paragraph" style:parent-style-name="Text_20_body">
      <style:paragraph-properties fo:margin-left="0in" fo:margin-right="0in" fo:margin-top="0.0398in" fo:margin-bottom="0.0398in" style:contextual-spacing="false" fo:line-height="150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rsid="000f711b" officeooo:paragraph-rsid="00119243" style:text-blinking="false" fo:background-color="transparent" style:font-size-asian="20pt" style:font-name-complex="Arial2" style:font-size-complex="20pt" style:font-style-complex="normal" style:font-weight-complex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19243" style:text-blinking="false" fo:background-color="transparent" style:font-size-asian="18pt" style:font-name-complex="Arial2" style:font-size-complex="18pt" style:font-style-complex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rsid="000f711b" officeooo:paragraph-rsid="00119243" style:text-blinking="false" fo:background-color="transparent" style:font-size-asian="20pt" style:font-name-complex="Arial2" style:font-size-complex="20pt" style:font-style-complex="normal" style:font-weight-complex="normal"/>
    </style:style>
    <style:style style:name="P11" style:family="paragraph" style:parent-style-name="Text_20_body">
      <style:paragraph-properties fo:margin-left="0in" fo:margin-right="0in" fo:margin-top="0.0398in" fo:margin-bottom="0.0398in" style:contextual-spacing="false" fo:line-height="150%" fo:text-indent="0in" style:auto-text-indent="false" style:writing-mode="lr-tb"/>
      <style:text-properties officeooo:paragraph-rsid="0015494e"/>
    </style:style>
    <style:style style:name="P12" style:family="paragraph" style:parent-style-name="Text_20_body">
      <style:paragraph-properties fo:margin-left="0in" fo:margin-right="0in" fo:margin-top="0.0398in" fo:margin-bottom="0.0398in" style:contextual-spacing="false" fo:line-height="150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5494e" style:text-blinking="false" fo:background-color="transparent" style:font-size-asian="18pt" style:font-name-complex="Arial2" style:font-size-complex="18pt" style:font-style-complex="normal" style:font-weight-complex="normal"/>
    </style:style>
    <style:style style:name="P13" style:family="paragraph" style:parent-style-name="Table_20_Contents">
      <style:paragraph-properties fo:line-height="150%"/>
      <style:text-properties fo:font-size="16pt" officeooo:rsid="00119243" officeooo:paragraph-rsid="0015494e" style:font-size-asian="16pt" style:font-name-complex="Arial2" style:font-size-complex="16pt"/>
    </style:style>
    <style:style style:name="P14" style:family="paragraph" style:parent-style-name="Table_20_Contents">
      <style:paragraph-properties fo:line-height="150%"/>
      <style:text-properties fo:font-size="16pt" officeooo:rsid="0019eed1" officeooo:paragraph-rsid="0015494e" style:font-size-asian="16pt" style:font-name-complex="Arial2" style:font-size-complex="16pt"/>
    </style:style>
    <style:style style:name="P15" style:family="paragraph" style:parent-style-name="Table_20_Contents">
      <style:paragraph-properties fo:line-height="150%"/>
      <style:text-properties fo:font-size="16pt" officeooo:paragraph-rsid="0015494e" style:font-size-asian="16pt" style:font-name-complex="Arial2" style:font-size-complex="16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5494e" style:text-blinking="false" fo:background-color="transparent" style:font-size-asian="18pt" style:font-name-complex="Arial2" style:font-size-complex="1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.0398in" fo:margin-bottom="0.0398in" style:contextual-spacing="false" fo:line-height="150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rsid="000f711b" officeooo:paragraph-rsid="0015494e" style:text-blinking="false" fo:background-color="transparent" style:font-size-asian="20pt" style:font-name-complex="Arial2" style:font-size-complex="20pt" style:font-style-complex="normal" style:font-weight-complex="normal"/>
    </style:style>
    <style:style style:name="P18" style:family="paragraph" style:parent-style-name="Text_20_body">
      <style:paragraph-properties fo:margin-left="0in" fo:margin-right="0in" fo:margin-top="0.0398in" fo:margin-bottom="0.0398in" style:contextual-spacing="false" fo:line-height="150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rsid="000f711b" officeooo:paragraph-rsid="0015494e" style:text-blinking="false" fo:background-color="transparent" style:font-size-asian="20pt" style:font-name-complex="Arial2" style:font-size-complex="20pt" style:font-style-complex="normal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5494e" style:text-blinking="false" fo:background-color="transparent" style:font-size-asian="18pt" style:font-name-complex="Arial2" style:font-size-complex="18pt" style:font-style-complex="normal" style:font-weight-complex="normal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rsid="000f711b" officeooo:paragraph-rsid="0015494e" style:text-blinking="false" fo:background-color="transparent" style:font-size-asian="20pt" style:font-name-complex="Arial2" style:font-size-complex="20pt" style:font-style-complex="normal" style:font-weight-complex="normal"/>
    </style:style>
    <style:style style:name="P21" style:family="paragraph" style:parent-style-name="Text_20_body">
      <style:paragraph-properties fo:margin-left="0in" fo:margin-right="0in" fo:margin-top="0.0398in" fo:margin-bottom="0.0398in" style:contextual-spacing="false" fo:line-height="150%" fo:text-indent="0in" style:auto-text-indent="false" style:writing-mode="lr-tb"/>
      <style:text-properties fo:font-weight="normal" officeooo:paragraph-rsid="0015494e"/>
    </style:style>
    <style:style style:name="T1" style:family="text">
      <style:text-properties officeooo:rsid="0019eed1"/>
    </style:style>
    <style:style style:name="T2" style:family="text">
      <style:text-properties officeooo:rsid="00119243"/>
    </style:style>
    <style:style style:name="T3" style:family="text">
      <style:text-properties officeooo:rsid="0015494e"/>
    </style:style>
    <style:style style:name="T4" style:family="text">
      <style:text-properties officeooo:rsid="001a054f"/>
    </style:style>
    <style:style style:name="T5" style:family="text">
      <style:text-properties officeooo:rsid="001a1f5d"/>
    </style:style>
    <style:style style:name="T6" style:family="text">
      <style:text-properties fo:font-size="20pt" officeooo:rsid="000f711b" style:font-size-asian="20pt" style:font-size-complex="20pt"/>
    </style:style>
    <style:style style:name="T7" style:family="text">
      <style:text-properties fo:font-size="20pt" officeooo:rsid="0019eed1" style:font-size-asian="20pt" style:font-size-complex="20pt"/>
    </style:style>
    <style:style style:name="T8" style:family="text">
      <style:text-properties fo:font-size="20pt" officeooo:rsid="00119243" style:font-size-asian="20pt" style:font-size-complex="20pt"/>
    </style:style>
    <style:style style:name="T9" style:family="text">
      <style:text-properties fo:font-size="20pt" officeooo:rsid="001a054f" style:font-size-asian="20pt" style:font-size-complex="20pt"/>
    </style:style>
    <style:style style:name="T10" style:family="text">
      <style:text-properties fo:font-size="20pt" officeooo:rsid="001a1f5d" style:font-size-asian="20pt" style:font-size-complex="20pt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8pt" style:text-underline-style="none" officeooo:rsid="001a054f" style:text-blinking="false" fo:background-color="transparent" loext:char-shading-value="0" style:font-size-asian="18pt" style:font-name-complex="Arial2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8pt" style:text-underline-style="none" style:text-blinking="false" fo:background-color="transparent" loext:char-shading-value="0" style:font-size-asian="18pt" style:font-name-complex="Arial2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8pt" style:text-underline-style="none" officeooo:rsid="0015494e" style:text-blinking="false" fo:background-color="transparent" loext:char-shading-value="0" style:font-size-asian="18pt" style:font-name-complex="Arial2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8pt" style:text-underline-style="none" officeooo:rsid="0019eed1" style:text-blinking="false" fo:background-color="transparent" loext:char-shading-value="0" style:font-size-asian="18pt" style:font-name-complex="Arial2" style:font-size-complex="18pt" style:font-style-complex="normal" style:font-weight-complex="normal"/>
    </style:style>
    <style:style style:name="gr1" style:family="graphic">
      <style:graphic-properties draw:fill-color="#c0c0c0" draw:textarea-horizontal-align="justify" draw:textarea-vertical-align="middle" draw:auto-grow-height="false" fo:min-height="0.3028in" fo:min-width="0.318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c0c0c0" draw:textarea-horizontal-align="justify" draw:textarea-vertical-align="middle" draw:auto-grow-height="false" fo:min-height="0.3043in" fo:min-width="0.286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c0c0c0" draw:textarea-horizontal-align="justify" draw:textarea-vertical-align="middle" draw:auto-grow-height="false" fo:min-height="0.2819in" fo:min-width="0.252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c0c0c0" draw:textarea-horizontal-align="justify" draw:textarea-vertical-align="middle" draw:auto-grow-height="false" fo:min-height="0.289in" fo:min-width="0.290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c0c0c0" draw:textarea-horizontal-align="justify" draw:textarea-vertical-align="middle" draw:auto-grow-height="false" fo:min-height="0.2811in" fo:min-width="0.325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১। </text:span>১ - <text:span text:style-name="T2">৫</text:span>০ পর্যন্ত <text:span text:style-name="T2">কথায় </text:span>লেখ <text:span text:style-name="T1">।<text:tab/><text:tab/><text:tab/><text:tab/><text:tab/><text:tab/><text:tab/>১০</text:span></text:p>
      <text:p text:style-name="P1"><text:span text:style-name="T1">২। </text:span>জোড় সংখ্যা এবং বিজোড় সংখ্যা আলাদা কর <text:span text:style-name="T1">।</text:span> <text:tab/><text:tab/><text:tab/><text:span text:style-name="T1">১৫</text:span></text:p>
      <text:p text:style-name="P1"><text:span text:style-name="T1">১</text:span><text:span text:style-name="T2">২৮০</text:span><text:span text:style-name="T1">,১</text:span><text:span text:style-name="T2">২০৩</text:span><text:span text:style-name="T1">,২</text:span><text:span text:style-name="T2">৭৮৬১</text:span><text:span text:style-name="T1">,</text:span><text:span text:style-name="T2">৭৬১২</text:span><text:span text:style-name="T1">,</text:span><text:span text:style-name="T2">৯৮৬৫</text:span><text:span text:style-name="T1">,</text:span><text:span text:style-name="T2">৭৯৮৩</text:span><text:span text:style-name="T1">,</text:span><text:span text:style-name="T2">৫৩২০৯</text:span><text:span text:style-name="T1">,</text:span><text:span text:style-name="T2">৮৩২১</text:span><text:span text:style-name="T1">,</text:span><text:span text:style-name="T2">৭৯৩</text:span><text:span text:style-name="T1"> <text:tab/></text:span></text:p>
      <text:p text:style-name="P1"><text:span text:style-name="T1">৩। </text:span>ফাঁকা ঘর পূরণ কর <text:span text:style-name="T1">।<text:tab/><text:tab/><text:tab/><text:tab/><text:tab/><text:tab/><text:tab/><text:tab/>১৫</text:span>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">৩৬</text:p>
          </table:table-cell>
          <table:table-cell table:style-name="Table1.A1" office:value-type="string">
            <text:p text:style-name="P2">১৮</text:p>
          </table:table-cell>
          <table:table-cell table:style-name="Table1.A1" office:value-type="string">
            <text:p text:style-name="P2">৩০</text:p>
          </table:table-cell>
          <table:table-cell table:style-name="Table1.A1" office:value-type="string">
            <text:p text:style-name="P2">৪৮</text:p>
          </table:table-cell>
          <table:table-cell table:style-name="Table1.A1" office:value-type="string">
            <text:p text:style-name="P2">৫৪</text:p>
          </table:table-cell>
          <table:table-cell table:style-name="Table1.A1" office:value-type="string">
            <text:p text:style-name="P2">১২</text:p>
          </table:table-cell>
          <table:table-cell table:style-name="Table1.G1" office:value-type="string">
            <text:p text:style-name="P3"><text:s/></text:p>
          </table:table-cell>
        </table:table-row>
        <table:table-row>
          <table:table-cell table:style-name="Table1.A2" office:value-type="string">
            <text:p text:style-name="P2">৬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2">১<text:span text:style-name="T3">০</text:span></text:p>
          </table:table-cell>
        </table:table-row>
      </table:table>
      <text:p text:style-name="P5"><text:span text:style-name="T1">৪। </text:span>ছোট এবং চিহ্ন ব্যবহার কর <text:span text:style-name="T1">।<text:tab/><text:tab/><text:tab/><text:tab/><text:tab/><text:tab/><text:tab/>১৫</text:span></text:p>
      <text:p text:style-name="P6"><draw:custom-shape text:anchor-type="paragraph" draw:z-index="0" draw:name="Shape 5" draw:style-name="gr1" draw:text-style-name="P7" svg:width="0.3185in" svg:height="0.3031in" svg:x="1.3319in" svg:y="0.0445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 1" draw:style-name="gr2" draw:text-style-name="P7" svg:width="0.2862in" svg:height="0.3043in" svg:x="3.8327in" svg:y="0.0528in"><text:p/><draw:enhanced-geometry svg:viewBox="0 0 21600 21600" draw:type="rectangle" draw:enhanced-path="M 0 0 L 21600 0 21600 21600 0 21600 0 0 Z N"/></draw:custom-shape><draw:custom-shape text:anchor-type="paragraph" draw:z-index="4" draw:name="Shape 4" draw:style-name="gr3" draw:text-style-name="P7" svg:width="0.2531in" svg:height="0.2823in" svg:x="6.1311in" svg:y="0.0437in"><text:p/><draw:enhanced-geometry svg:viewBox="0 0 21600 21600" draw:type="rectangle" draw:enhanced-path="M 0 0 L 21600 0 21600 21600 0 21600 0 0 Z N"/></draw:custom-shape><text:tab/>(i) <text:span text:style-name="T1"><text:s/></text:span><text:span text:style-name="T2">২৫</text:span><text:span text:style-name="T4"><text:tab/> <text:s text:c="2"/>-</text:span><text:span text:style-name="T2">১০০</text:span><text:span text:style-name="T4"> <text:s/><text:tab/><text:tab/></text:span>(ii) <text:span text:style-name="T2">৮০</text:span><text:span text:style-name="T5"><text:tab/> <text:s text:c="2"/></text:span><text:span text:style-name="T2">৯</text:span><text:span text:style-name="T4">০</text:span> <text:tab/>(iii) -<text:span text:style-name="T2">৬০০ <text:s text:c="4"/>১</text:span><text:span text:style-name="T4"> </text:span><text:tab/></text:p>
      <text:p text:style-name="P8"><draw:custom-shape text:anchor-type="paragraph" draw:z-index="2" draw:name="Shape 2" draw:style-name="gr4" draw:text-style-name="P7" svg:width="0.2913in" svg:height="0.2894in" svg:x="1.4008in" svg:y="0.0575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 3" draw:style-name="gr5" draw:text-style-name="P7" svg:width="0.326in" svg:height="0.2815in" svg:x="3.8827in" svg:y="0.0445in"><text:p/><draw:enhanced-geometry svg:viewBox="0 0 21600 21600" draw:type="rectangle" draw:enhanced-path="M 0 0 L 21600 0 21600 21600 0 21600 0 0 Z N"/></draw:custom-shape><text:s text:c="6"/>(iv) <text:span text:style-name="T2">৩০</text:span><text:span text:style-name="T4"> <text:s text:c="5"/>-</text:span><text:span text:style-name="T2">৬০</text:span><text:span text:style-name="T4"> </text:span><text:tab/><text:tab/>(v) <text:span text:style-name="T2">১০০ <text:s text:c="4"/>৫০</text:span><text:span text:style-name="T4">০</text:span></text:p>
      <text:p text:style-name="P9"><text:span text:style-name="T4">৫। </text:span>যোগ কর <text:span text:style-name="T4">।</text:span><text:span text:style-name="T1"><text:tab/><text:tab/><text:tab/><text:tab/><text:tab/><text:tab/><text:tab/><text:tab/><text:tab/><text:tab/>১৫</text:span></text:p>
      <text:p text:style-name="P9"><text:tab/><text:span text:style-name="T6">(i) </text:span><text:span text:style-name="T7"><text:s/></text:span><text:span text:style-name="T8">৮০</text:span><text:span text:style-name="T9"> </text:span><text:span text:style-name="T10">+ </text:span><text:span text:style-name="T8">২</text:span><text:span text:style-name="T9"> </text:span><text:span text:style-name="T10">=</text:span><text:span text:style-name="T9"> <text:s/><text:tab/><text:tab/></text:span><text:span text:style-name="T6">(ii) </text:span><text:span text:style-name="T8">২৫</text:span><text:span text:style-name="T10"> + </text:span><text:span text:style-name="T8">১১</text:span><text:span text:style-name="T10"> =</text:span><text:span text:style-name="T6"> <text:tab/>(iii) </text:span><text:span text:style-name="T8">৭৩</text:span><text:span text:style-name="T10"> + ৩</text:span><text:span text:style-name="T8">২</text:span><text:span text:style-name="T10"> =</text:span><text:span text:style-name="T9"> </text:span><text:span text:style-name="T6"><text:tab/></text:span></text:p>
      <text:p text:style-name="P10"><text:s text:c="6"/>(iv) <text:span text:style-name="T2">৮৯</text:span><text:span text:style-name="T5"> + </text:span><text:span text:style-name="T4">১</text:span><text:span text:style-name="T2">৮</text:span><text:span text:style-name="T4"> </text:span><text:span text:style-name="T5">=</text:span><text:span text:style-name="T4"> </text:span><text:tab/><text:tab/>(v) <text:span text:style-name="T5">৬</text:span><text:span text:style-name="T2">৬</text:span><text:span text:style-name="T5"> + </text:span><text:span text:style-name="T2">১৭</text:span><text:span text:style-name="T5"> =</text:span></text:p>
      <text:p text:style-name="P9"><text:span text:style-name="T4">৬। </text:span>বিয়োগ কর <text:span text:style-name="T4">।</text:span><text:span text:style-name="T1"><text:tab/><text:tab/><text:tab/><text:tab/><text:tab/><text:tab/><text:tab/><text:tab/><text:tab/><text:tab/>১৫</text:span></text:p>
      <text:p text:style-name="P9"><text:tab/><text:span text:style-name="T6">(i)</text:span><text:span text:style-name="T8">৮৯</text:span><text:span text:style-name="T9"> -</text:span><text:span text:style-name="T10"> </text:span><text:span text:style-name="T8">২১</text:span><text:span text:style-name="T9"> </text:span><text:span text:style-name="T10">=</text:span><text:span text:style-name="T9"> <text:s/><text:tab/><text:tab/></text:span><text:span text:style-name="T6">(ii) </text:span><text:span text:style-name="T8">৬৯</text:span><text:span text:style-name="T10"> - </text:span><text:span text:style-name="T8">০১</text:span><text:span text:style-name="T10"> =</text:span><text:span text:style-name="T6"> <text:tab/>(iii)</text:span><text:span text:style-name="T8">৬৬</text:span><text:span text:style-name="T10"> - </text:span><text:span text:style-name="T8">২২</text:span><text:span text:style-name="T10"> =</text:span><text:span text:style-name="T9"> </text:span><text:span text:style-name="T6"><text:tab/></text:span></text:p>
      <text:p text:style-name="P10"><text:s text:c="6"/>(iv) <text:span text:style-name="T2">৮১</text:span><text:span text:style-name="T5"> - </text:span><text:span text:style-name="T2">১</text:span><text:span text:style-name="T5">০</text:span><text:span text:style-name="T4"> </text:span><text:span text:style-name="T5">=</text:span><text:span text:style-name="T4"> </text:span><text:tab/><text:tab/>(v) <text:s/><text:span text:style-name="T2">৯০</text:span><text:span text:style-name="T5"> - </text:span><text:span text:style-name="T2">০০</text:span><text:span text:style-name="T5"> =</text:span></text:p>
      <text:p text:style-name="P11"><text:span text:style-name="T11">৭।</text:span><text:span text:style-name="T12"> </text:span><text:span text:style-name="T13">৫ এর</text:span><text:span text:style-name="T12"> নামতা লিখ </text:span><text:span text:style-name="T11">।</text:span><text:span text:style-name="T14"><text:tab/><text:tab/><text:tab/><text:tab/><text:tab/><text:tab/><text:tab/><text:tab/><text:tab/>১৫</text:span></text:p>
      <text:p text:style-name="P12"/>
      <text:p text:style-name="P12"><text:soft-page-break/><text:span text:style-name="T1">১। </text:span>১ - <text:span text:style-name="T2">৫</text:span>০ পর্যন্ত <text:span text:style-name="T2">কথায় </text:span>লেখ <text:span text:style-name="T1">।<text:tab/><text:tab/><text:tab/><text:tab/><text:tab/><text:tab/><text:tab/>১০</text:span></text:p>
      <text:p text:style-name="P12"><text:span text:style-name="T1">২। </text:span>জোড় সংখ্যা এবং বিজোড় সংখ্যা আলাদা কর <text:span text:style-name="T1">।</text:span> <text:tab/><text:tab/><text:tab/><text:span text:style-name="T1">১৫</text:span></text:p>
      <text:p text:style-name="P12"><text:span text:style-name="T1">১</text:span><text:span text:style-name="T2">২৮০</text:span><text:span text:style-name="T1">,১</text:span><text:span text:style-name="T2">২০৩</text:span><text:span text:style-name="T1">,২</text:span><text:span text:style-name="T2">৭৮৬১</text:span><text:span text:style-name="T1">,</text:span><text:span text:style-name="T2">৭৬১২</text:span><text:span text:style-name="T1">,</text:span><text:span text:style-name="T2">৯৮৬৫</text:span><text:span text:style-name="T1">,</text:span><text:span text:style-name="T2">৭৯৮৩</text:span><text:span text:style-name="T1">,</text:span><text:span text:style-name="T2">৫৩২০৯</text:span><text:span text:style-name="T1">,</text:span><text:span text:style-name="T2">৮৩২১</text:span><text:span text:style-name="T1">,</text:span><text:span text:style-name="T2">৭৯৩</text:span><text:span text:style-name="T1"> <text:tab/></text:span></text:p>
      <text:p text:style-name="P12"><text:span text:style-name="T1">৩। </text:span>ফাঁকা ঘর পূরণ কর <text:span text:style-name="T1">।<text:tab/><text:tab/><text:tab/><text:tab/><text:tab/><text:tab/><text:tab/><text:tab/>১৫</text:span>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13">৩৬</text:p>
          </table:table-cell>
          <table:table-cell table:style-name="Table2.A1" office:value-type="string">
            <text:p text:style-name="P13">১৮</text:p>
          </table:table-cell>
          <table:table-cell table:style-name="Table2.A1" office:value-type="string">
            <text:p text:style-name="P13">৩০</text:p>
          </table:table-cell>
          <table:table-cell table:style-name="Table2.A1" office:value-type="string">
            <text:p text:style-name="P13">৪৮</text:p>
          </table:table-cell>
          <table:table-cell table:style-name="Table2.A1" office:value-type="string">
            <text:p text:style-name="P13">৫৪</text:p>
          </table:table-cell>
          <table:table-cell table:style-name="Table2.A1" office:value-type="string">
            <text:p text:style-name="P13">১২</text:p>
          </table:table-cell>
          <table:table-cell table:style-name="Table2.G1" office:value-type="string">
            <text:p text:style-name="P14"><text:s/></text:p>
          </table:table-cell>
        </table:table-row>
        <table:table-row>
          <table:table-cell table:style-name="Table2.A2" office:value-type="string">
            <text:p text:style-name="P13">৬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4"/>
          </table:table-cell>
          <table:table-cell table:style-name="Table2.G2" office:value-type="string">
            <text:p text:style-name="P13">১<text:span text:style-name="T3">০</text:span></text:p>
          </table:table-cell>
        </table:table-row>
      </table:table>
      <text:p text:style-name="P16"><text:span text:style-name="T1">৪। </text:span>ছোট এবং চিহ্ন ব্যবহার কর <text:span text:style-name="T1">।<text:tab/><text:tab/><text:tab/><text:tab/><text:tab/><text:tab/><text:tab/>১৫</text:span></text:p>
      <text:p text:style-name="P17"><draw:custom-shape text:anchor-type="paragraph" draw:z-index="5" draw:name="Shape 6" draw:style-name="gr1" draw:text-style-name="P7" svg:width="0.3185in" svg:height="0.3031in" svg:x="1.3319in" svg:y="0.0445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 7" draw:style-name="gr2" draw:text-style-name="P7" svg:width="0.2862in" svg:height="0.3043in" svg:x="3.8327in" svg:y="0.0528in"><text:p/><draw:enhanced-geometry svg:viewBox="0 0 21600 21600" draw:type="rectangle" draw:enhanced-path="M 0 0 L 21600 0 21600 21600 0 21600 0 0 Z N"/></draw:custom-shape><draw:custom-shape text:anchor-type="paragraph" draw:z-index="9" draw:name="Shape 10" draw:style-name="gr3" draw:text-style-name="P7" svg:width="0.2531in" svg:height="0.2823in" svg:x="6.1311in" svg:y="0.0437in"><text:p/><draw:enhanced-geometry svg:viewBox="0 0 21600 21600" draw:type="rectangle" draw:enhanced-path="M 0 0 L 21600 0 21600 21600 0 21600 0 0 Z N"/></draw:custom-shape><text:tab/>(i) <text:span text:style-name="T1"><text:s/></text:span><text:span text:style-name="T2">২৫</text:span><text:span text:style-name="T4"><text:tab/> <text:s text:c="2"/>-</text:span><text:span text:style-name="T2">১০০</text:span><text:span text:style-name="T4"> <text:s/><text:tab/><text:tab/></text:span>(ii) <text:span text:style-name="T2">৮০</text:span><text:span text:style-name="T5"><text:tab/> <text:s text:c="2"/></text:span><text:span text:style-name="T2">৯</text:span><text:span text:style-name="T4">০</text:span> <text:tab/>(iii) -<text:span text:style-name="T2">৬০০ <text:s text:c="4"/>১</text:span><text:span text:style-name="T4"> </text:span><text:tab/></text:p>
      <text:p text:style-name="P18"><draw:custom-shape text:anchor-type="paragraph" draw:z-index="7" draw:name="Shape 8" draw:style-name="gr4" draw:text-style-name="P7" svg:width="0.2913in" svg:height="0.2894in" svg:x="1.4008in" svg:y="0.0575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 9" draw:style-name="gr5" draw:text-style-name="P7" svg:width="0.326in" svg:height="0.2815in" svg:x="3.8827in" svg:y="0.0445in"><text:p/><draw:enhanced-geometry svg:viewBox="0 0 21600 21600" draw:type="rectangle" draw:enhanced-path="M 0 0 L 21600 0 21600 21600 0 21600 0 0 Z N"/></draw:custom-shape><text:s text:c="6"/>(iv) <text:span text:style-name="T2">৩০</text:span><text:span text:style-name="T4"> <text:s text:c="5"/>-</text:span><text:span text:style-name="T2">৬০</text:span><text:span text:style-name="T4"> </text:span><text:tab/><text:tab/>(v) <text:span text:style-name="T2">১০০ <text:s text:c="4"/>৫০</text:span><text:span text:style-name="T4">০</text:span></text:p>
      <text:p text:style-name="P19"><text:span text:style-name="T4">৫। </text:span>যোগ কর <text:span text:style-name="T4">।</text:span><text:span text:style-name="T1"><text:tab/><text:tab/><text:tab/><text:tab/><text:tab/><text:tab/><text:tab/><text:tab/><text:tab/><text:tab/>১৫</text:span></text:p>
      <text:p text:style-name="P19"><text:tab/><text:span text:style-name="T6">(i) </text:span><text:span text:style-name="T7"><text:s/></text:span><text:span text:style-name="T8">৮০</text:span><text:span text:style-name="T9"> </text:span><text:span text:style-name="T10">+ </text:span><text:span text:style-name="T8">২</text:span><text:span text:style-name="T9"> </text:span><text:span text:style-name="T10">=</text:span><text:span text:style-name="T9"> <text:s/><text:tab/><text:tab/></text:span><text:span text:style-name="T6">(ii) </text:span><text:span text:style-name="T8">২৫</text:span><text:span text:style-name="T10"> + </text:span><text:span text:style-name="T8">১১</text:span><text:span text:style-name="T10"> =</text:span><text:span text:style-name="T6"> <text:tab/>(iii) </text:span><text:span text:style-name="T8">৭৩</text:span><text:span text:style-name="T10"> + ৩</text:span><text:span text:style-name="T8">২</text:span><text:span text:style-name="T10"> =</text:span><text:span text:style-name="T9"> </text:span><text:span text:style-name="T6"><text:tab/></text:span></text:p>
      <text:p text:style-name="P20"><text:s text:c="6"/>(iv) <text:span text:style-name="T2">৮৯</text:span><text:span text:style-name="T5"> + </text:span><text:span text:style-name="T4">১</text:span><text:span text:style-name="T2">৮</text:span><text:span text:style-name="T4"> </text:span><text:span text:style-name="T5">=</text:span><text:span text:style-name="T4"> </text:span><text:tab/><text:tab/>(v) <text:span text:style-name="T5">৬</text:span><text:span text:style-name="T2">৬</text:span><text:span text:style-name="T5"> + </text:span><text:span text:style-name="T2">১৭</text:span><text:span text:style-name="T5"> =</text:span></text:p>
      <text:p text:style-name="P19"><text:span text:style-name="T4">৬। </text:span>বিয়োগ কর <text:span text:style-name="T4">।</text:span><text:span text:style-name="T1"><text:tab/><text:tab/><text:tab/><text:tab/><text:tab/><text:tab/><text:tab/><text:tab/><text:tab/><text:tab/>১৫</text:span></text:p>
      <text:p text:style-name="P19"><text:tab/><text:span text:style-name="T6">(i)</text:span><text:span text:style-name="T8">৮৯</text:span><text:span text:style-name="T9"> -</text:span><text:span text:style-name="T10"> </text:span><text:span text:style-name="T8">২১</text:span><text:span text:style-name="T9"> </text:span><text:span text:style-name="T10">=</text:span><text:span text:style-name="T9"> <text:s/><text:tab/><text:tab/></text:span><text:span text:style-name="T6">(ii) </text:span><text:span text:style-name="T8">৬৯</text:span><text:span text:style-name="T10"> - </text:span><text:span text:style-name="T8">০১</text:span><text:span text:style-name="T10"> =</text:span><text:span text:style-name="T6"> <text:tab/>(iii)</text:span><text:span text:style-name="T8">৬৬</text:span><text:span text:style-name="T10"> - </text:span><text:span text:style-name="T8">২২</text:span><text:span text:style-name="T10"> =</text:span><text:span text:style-name="T9"> </text:span><text:span text:style-name="T6"><text:tab/></text:span></text:p>
      <text:p text:style-name="P20"><text:s text:c="6"/>(iv) <text:span text:style-name="T2">৮১</text:span><text:span text:style-name="T5"> - </text:span><text:span text:style-name="T2">১</text:span><text:span text:style-name="T5">০</text:span><text:span text:style-name="T4"> </text:span><text:span text:style-name="T5">=</text:span><text:span text:style-name="T4"> </text:span><text:tab/><text:tab/>(v) <text:s/><text:span text:style-name="T2">৯০</text:span><text:span text:style-name="T5"> - </text:span><text:span text:style-name="T2">০০</text:span><text:span text:style-name="T5"> =</text:span></text:p>
      <text:p text:style-name="P21"><text:span text:style-name="T11">৭।</text:span><text:span text:style-name="T14"> </text:span><text:span text:style-name="T13">৫ এর</text:span><text:span text:style-name="T14"> নামতা লিখ </text:span><text:span text:style-name="T11">।</text:span><text:span text:style-name="T14"><text:tab/><text:tab/></text:span><text:span text:style-name="T13"><text:tab/><text:tab/><text:tab/><text:tab/><text:tab/></text:span><text:span text:style-name="T14"><text:tab/><text:tab/>১৫<text:line-break/>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20pt" style:text-underline-style="none" officeooo:paragraph-rsid="0015494e" style:text-blinking="false" fo:background-color="transparent" style:font-size-asian="20pt" style:font-name-complex="Arial2" style:font-size-complex="20pt" style:font-style-complex="normal" style:font-weight-complex="normal"/>
    </style:style>
    <style:style style:name="MP2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rsid="001a38a2" officeooo:paragraph-rsid="0015494e" style:text-blinking="false" fo:background-color="transparent" style:font-size-asian="18pt" style:font-name-complex="Arial2" style:font-size-complex="18pt" style:font-style-complex="normal" style:font-weight-complex="normal"/>
    </style:style>
    <style:style style:name="MP3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paragraph-rsid="0015494e" style:text-blinking="false" fo:background-color="transparent" style:font-size-asian="18pt" style:font-name-complex="Arial2" style:font-size-complex="18pt" style:font-style-complex="normal" style:font-weight-complex="normal"/>
    </style:style>
    <style:style style:name="MP4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fo:font-size="18pt" style:text-underline-style="none" officeooo:rsid="00193d26" officeooo:paragraph-rsid="0015494e" style:text-blinking="false" fo:background-color="transparent" style:font-size-asian="18pt" style:font-name-complex="Arial2" style:font-size-complex="18pt" style:font-style-complex="normal" style:font-weight-complex="normal"/>
    </style:style>
    <style:style style:name="MT1" style:family="text">
      <style:text-properties officeooo:rsid="00193d26"/>
    </style:style>
    <style:style style:name="MT2" style:family="text">
      <style:text-properties officeooo:rsid="000851f1"/>
    </style:style>
    <style:style style:name="MT3" style:family="text">
      <style:text-properties officeooo:rsid="00119243"/>
    </style:style>
    <style:style style:name="MT4" style:family="text">
      <style:text-properties officeooo:rsid="0012da27"/>
    </style:style>
    <style:style style:name="MT5" style:family="text">
      <style:text-properties officeooo:rsid="0015494e"/>
    </style:style>
    <style:style style:name="MT6" style:family="text">
      <style:text-properties officeooo:rsid="00111d88"/>
    </style:style>
    <style:style style:name="MT7" style:family="text">
      <style:text-properties officeooo:rsid="000f711b"/>
    </style:style>
    <style:style style:name="MT8" style:family="text">
      <style:text-properties officeooo:rsid="00092f2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docs-internal-guid-d61a70b0-7fff-935f-033f-7b5e95e6609b"/>কালারডাঙ্গা নূরে মদিনা হাফিজ<text:span text:style-name="MT1">িয়া </text:span>মাদ্রাসা ও এতিমখানা</text:p>
        <text:p text:style-name="MP2">প্রথম সাময়িক পরীক্ষা -২০২৫ ইং <text:s/></text:p>
        <text:p text:style-name="MP3">শ্রেণী<text:span text:style-name="MT1">ঃ </text:span><text:span text:style-name="MT2">দ্বিতীয়</text:span><text:span text:style-name="MT3"> </text:span><text:span text:style-name="MT4"><text:s/></text:span><text:span text:style-name="MT1"><text:s/></text:span><text:tab/><text:tab/>বিষয়<text:span text:style-name="MT1">ঃ </text:span><text:span text:style-name="MT5">গণিত </text:span><text:span text:style-name="MT6"><text:s/></text:span><text:span text:style-name="MT4"><text:s/></text:span><text:span text:style-name="MT7"><text:s/></text:span> </text:p>
        <text:p text:style-name="MP4">সময়ঃ <text:span text:style-name="MT3">২ </text:span>ঘণ্টা <text:span text:style-name="MT3">৩০ মিনিট </text:span><text:tab/><text:tab/> <text:tab/><text:tab/><text:tab/> পূর্ণমা<text:span text:style-name="MT8">নঃ </text:span>১০০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6T17:59:45.355478200</meta:creation-date>
    <dc:date>2025-05-26T19:19:13.799627700</dc:date>
    <meta:editing-duration>PT19M54S</meta:editing-duration>
    <meta:editing-cycles>3</meta:editing-cycles>
    <meta:generator>LibreOffice/25.2.2.2$Windows_X86_64 LibreOffice_project/7370d4be9e3cf6031a51beef54ff3bda878e3fac</meta:generator>
    <meta:print-date>2025-05-26T19:18:14.234566400</meta:print-date>
    <meta:document-statistic meta:table-count="2" meta:image-count="0" meta:object-count="0" meta:page-count="2" meta:paragraph-count="50" meta:word-count="269" meta:character-count="1151" meta:non-whitespace-character-count="674"/>
  </office:meta>
</office:document-meta>
</file>